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86mm"/>
    </style:style>
    <style:style style:name="co3" style:family="table-column">
      <style:table-column-properties fo:break-before="auto" style:column-width="52.93mm"/>
    </style:style>
    <style:style style:name="co4" style:family="table-column">
      <style:table-column-properties fo:break-before="auto" style:column-width="42.32mm"/>
    </style:style>
    <style:style style:name="co5" style:family="table-column">
      <style:table-column-properties fo:break-before="auto" style:column-width="43.37mm"/>
    </style:style>
    <style:style style:name="co6" style:family="table-column">
      <style:table-column-properties fo:break-before="auto" style:column-width="47.57mm"/>
    </style:style>
    <style:style style:name="co7" style:family="table-column">
      <style:table-column-properties fo:break-before="auto" style:column-width="45.84mm"/>
    </style:style>
    <style:style style:name="co8" style:family="table-column">
      <style:table-column-properties fo:break-before="auto" style:column-width="44.7mm"/>
    </style:style>
    <style:style style:name="co9" style:family="table-column">
      <style:table-column-properties fo:break-before="auto" style:column-width="35.81mm"/>
    </style:style>
    <style:style style:name="co10" style:family="table-column">
      <style:table-column-properties fo:break-before="auto" style:column-width="38.75mm"/>
    </style:style>
    <style:style style:name="co11" style:family="table-column">
      <style:table-column-properties fo:break-before="auto" style:column-width="41.82mm"/>
    </style:style>
    <style:style style:name="co12" style:family="table-column">
      <style:table-column-properties fo:break-before="auto" style:column-width="32.21mm"/>
    </style:style>
    <style:style style:name="co13" style:family="table-column">
      <style:table-column-properties fo:break-before="auto" style:column-width="3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4">
      <style:text-properties fo:font-weight="bold" style:font-weight-asian="bold" style:font-weight-complex="bold"/>
    </style:style>
    <style:style style:name="ce1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2" svg:width="349.84mm" svg:height="90.08mm" svg:x="602.81mm" svg:y="16.26mm">
            <draw:object draw:notify-on-update-of-ranges="Tabelle1.B2:Tabelle1.B2 Tabelle1.B3:Tabelle1.B802 Tabelle1.C2:Tabelle1.C2 Tabelle1.C3:Tabelle1.C802" xlink:href="./Object 1" xlink:type="simple" xlink:show="embed" xlink:actuate="onLoad">
              <loext:p text:style-name="P1">413STandSt</loext:p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350mm" svg:height="90mm" svg:x="599.45mm" svg:y="118.7mm">
            <draw:object draw:notify-on-update-of-ranges="Tabelle1.E2:Tabelle1.E2 Tabelle1.E3:Tabelle1.E803 Tabelle1.F2:Tabelle1.F2 Tabelle1.F3:Tabelle1.F8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2" svg:width="350mm" svg:height="90mm" svg:x="599.45mm" svg:y="223.9mm">
            <draw:object draw:notify-on-update-of-ranges="Tabelle1.H2:Tabelle1.H2 Tabelle1.H3:Tabelle1.H796 Tabelle1.I2:Tabelle1.I2 Tabelle1.I3:Tabelle1.I79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2" svg:width="346.08mm" svg:height="89.99mm" svg:x="600.59mm" svg:y="330.74mm">
            <draw:object draw:notify-on-update-of-ranges="Tabelle1.K2:Tabelle1.K2 Tabelle1.K3:Tabelle1.K639 Tabelle1.L2:Tabelle1.L2 Tabelle1.L3:Tabelle1.L6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2" svg:width="343.89mm" svg:height="89.99mm" svg:x="602mm" svg:y="435.34mm">
            <draw:object draw:notify-on-update-of-ranges="Tabelle1.N2:Tabelle1.N2 Tabelle1.N3:Tabelle1.N420 Tabelle1.O2:Tabelle1.O2 Tabelle1.O3:Tabelle1.O4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2" draw:text-style-name="P2" svg:width="279.51mm" svg:height="175.87mm" svg:x="618.88mm" svg:y="594.93mm">
            <draw:object draw:notify-on-update-of-ranges="Tabelle1.R126:Tabelle1.R129 Tabelle1.S125:Tabelle1.S125 Tabelle1.S126:Tabelle1.S129 Tabelle1.T125:Tabelle1.T125 Tabelle1.T126:Tabelle1.T12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ce1"/>
        <table:table-column table:style-name="co7" table:default-cell-style-name="ce1"/>
        <table:table-column table:style-name="co1" table:default-cell-style-name="Default"/>
        <table:table-column table:style-name="co8" table:default-cell-style-name="ce1"/>
        <table:table-column table:style-name="co7" table:default-cell-style-name="ce1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Messung digital 05.08.20 (mm)</text:p>
          </table:table-cell>
          <table:table-cell office:value-type="string" calcext:value-type="string">
            <text:p>Messung analog 05.08.20 (mm)</text:p>
          </table:table-cell>
          <table:table-cell/>
          <table:table-cell office:value-type="string" calcext:value-type="string">
            <text:p>Messung digital 06.08.20</text:p>
          </table:table-cell>
          <table:table-cell office:value-type="string" calcext:value-type="string">
            <text:p>Messung analog 06.08.20</text:p>
          </table:table-cell>
          <table:table-cell/>
          <table:table-cell office:value-type="string" calcext:value-type="string">
            <text:p>Messung digital 07.08.20</text:p>
          </table:table-cell>
          <table:table-cell office:value-type="string" calcext:value-type="string">
            <text:p>Messung analog 07.08.20</text:p>
          </table:table-cell>
          <table:table-cell/>
          <table:table-cell office:value-type="string" calcext:value-type="string">
            <text:p>Messung digital 09.08.20</text:p>
          </table:table-cell>
          <table:table-cell office:value-type="string" calcext:value-type="string">
            <text:p>Messung analog 09.08.20</text:p>
          </table:table-cell>
          <table:table-cell/>
          <table:table-cell office:value-type="string" calcext:value-type="string">
            <text:p>Messung digital 09.08.20</text:p>
          </table:table-cell>
          <table:table-cell office:value-type="string" calcext:value-type="string">
            <text:p>Messung analog 09.08.2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5"/>
          <table:table-cell table:style-name="ce3" office:value-type="string" calcext:value-type="string">
            <text:p>Standardabweichung:</text:p>
          </table:table-cell>
          <table:table-cell table:style-name="ce4" table:formula="of:=AVEDEV([.B3:.B802])" office:value-type="float" office:value="2.15455" calcext:value-type="float">
            <text:p>2,15</text:p>
          </table:table-cell>
          <table:table-cell table:style-name="ce3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5"/>
          <table:table-cell table:style-name="ce3" office:value-type="string" calcext:value-type="string">
            <text:p>Standardabweichung:</text:p>
          </table:table-cell>
          <table:table-cell table:style-name="ce4" table:formula="of:=AVEDEV([.E3:.E803])" office:value-type="float" office:value="2.33286107721153" calcext:value-type="float">
            <text:p>2,33</text:p>
          </table:table-cell>
          <table:table-cell table:style-name="ce3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5"/>
          <table:table-cell table:style-name="ce3" office:value-type="string" calcext:value-type="string">
            <text:p>Standardabweichung:</text:p>
          </table:table-cell>
          <table:table-cell table:style-name="ce4" table:formula="of:=AVEDEV([.H3:.H796])" office:value-type="float" office:value="2.07429144274756" calcext:value-type="float">
            <text:p>2,07</text:p>
          </table:table-cell>
          <table:table-cell table:style-name="ce3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5"/>
          <table:table-cell table:style-name="ce3" office:value-type="string" calcext:value-type="string">
            <text:p>Standardabweichung:</text:p>
          </table:table-cell>
          <table:table-cell table:style-name="ce4" table:formula="of:=AVEDEV([.K27:.K663])" office:value-type="float" office:value="3.94934654002858" calcext:value-type="float">
            <text:p>3,95</text:p>
          </table:table-cell>
          <table:table-cell table:style-name="ce3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5"/>
          <table:table-cell table:style-name="ce3" office:value-type="string" calcext:value-type="string">
            <text:p>Standardabweichung:</text:p>
          </table:table-cell>
          <table:table-cell table:style-name="ce4" table:formula="of:=AVEDEV([.N3:.N420663])" office:value-type="float" office:value="1.06922918431355" calcext:value-type="float">
            <text:p>1,07</text:p>
          </table:table-cell>
          <table:table-cell table:style-name="ce3" office:value-type="string" calcext:value-type="string">
            <text:p>mm</text:p>
          </table:table-cell>
          <table:table-cell/>
          <table:table-cell table:formula="of:=AVEDEV([.N3:.N420])" office:value-type="float" office:value="1.06922918431355" calcext:value-type="float">
            <text:p>1,069229184313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table:style-name="ce3" office:value-type="string" calcext:value-type="string">
            <text:p>Zusammenfassung: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table:style-name="ce6" office:value-type="string" calcext:value-type="string">
            <text:p>Dataset</text:p>
          </table:table-cell>
          <table:table-cell table:style-name="ce6" office:value-type="string" calcext:value-type="string">
            <text:p>Distance (Mittelwert)</text:p>
          </table:table-cell>
          <table:table-cell table:style-name="ce6" office:value-type="string" calcext:value-type="string">
            <text:p>Distance (Analogwert)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table:style-name="ce1" office:value-type="string" calcext:value-type="string">
            <text:p>set1</text:p>
          </table:table-cell>
          <table:table-cell table:style-name="ce8" table:formula="of:=AVERAGE([.B3:.B802])" office:value-type="float" office:value="458.01" calcext:value-type="float">
            <text:p>458,01</text:p>
          </table:table-cell>
          <table:table-cell table:style-name="ce8" office:value-type="float" office:value="455" calcext:value-type="float">
            <text:p>455,00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table:style-name="ce1" office:value-type="string" calcext:value-type="string">
            <text:p>set2</text:p>
          </table:table-cell>
          <table:table-cell table:style-name="ce8" table:formula="of:=AVERAGE([.E3:.E803])" office:value-type="float" office:value="409.89138576779" calcext:value-type="float">
            <text:p>409,89</text:p>
          </table:table-cell>
          <table:table-cell table:style-name="ce8" office:value-type="float" office:value="413" calcext:value-type="float">
            <text:p>413,00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table:style-name="ce1" office:value-type="string" calcext:value-type="string">
            <text:p>set3</text:p>
          </table:table-cell>
          <table:table-cell table:style-name="ce8" table:formula="of:=AVERAGE([.H3:.H796])" office:value-type="float" office:value="377.243073047859" calcext:value-type="float">
            <text:p>377,24</text:p>
          </table:table-cell>
          <table:table-cell table:style-name="ce8" office:value-type="float" office:value="370" calcext:value-type="float">
            <text:p>370,00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table:style-name="ce7" office:value-type="string" calcext:value-type="string">
            <text:p>set4</text:p>
          </table:table-cell>
          <table:table-cell table:style-name="ce9" table:formula="of:=AVERAGE([.K3:.K639])" office:value-type="float" office:value="274.806907378336" calcext:value-type="float">
            <text:p>274,81</text:p>
          </table:table-cell>
          <table:table-cell table:style-name="ce9" office:value-type="float" office:value="291" calcext:value-type="float">
            <text:p>291,00</text:p>
          </table:table-cell>
          <table:table-cell office:value-type="string" calcext:value-type="string">
            <text:p>gleiche Messung wie set5 (set5 mit Schaum auf der Oberfläche)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table:style-name="ce7" office:value-type="string" calcext:value-type="string">
            <text:p>set5</text:p>
          </table:table-cell>
          <table:table-cell table:style-name="ce9" table:formula="of:=AVERAGE([.N3:.N420])" office:value-type="float" office:value="303.16028708134" calcext:value-type="float">
            <text:p>303,16</text:p>
          </table:table-cell>
          <table:table-cell table:style-name="ce9" office:value-type="float" office:value="298" calcext:value-type="float">
            <text:p>298,00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table:number-columns-repeated="2"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table:number-columns-repeated="2"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66" calcext:value-type="float">
            <text:p>46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66" calcext:value-type="float">
            <text:p>46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66" calcext:value-type="float">
            <text:p>46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66" calcext:value-type="float">
            <text:p>46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table:number-columns-repeated="2"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table:number-columns-repeated="2"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/>
          <table:table-cell table:number-columns-repeated="2"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48" calcext:value-type="float">
            <text:p>44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48" calcext:value-type="float">
            <text:p>44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table:number-columns-repeated="2"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table:number-columns-repeated="2"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table:number-columns-repeated="2"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table:number-columns-repeated="2"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51" calcext:value-type="float">
            <text:p>45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51" calcext:value-type="float">
            <text:p>45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16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19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19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19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19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1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19"/>
        </table:table-row>
        <table:table-row table:style-name="ro1" table:number-rows-repeated="1047772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data set 6" table:style-name="ta1">
        <table:shapes>
          <draw:frame draw:z-index="0" draw:style-name="gr2" draw:text-style-name="P2" svg:width="336.28mm" svg:height="90.06mm" svg:x="83.82mm" svg:y="44.15mm">
            <draw:object draw:notify-on-update-of-ranges="'data set 6'.A1:'data set 6'.A1 'data set 6'.A2:'data set 6'.A468 'data set 6'.B1:'data set 6'.B1 'data set 6'.B2:'data set 6'.B46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2" table:default-cell-style-name="ce1"/>
        <table:table-column table:style-name="co1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emessen (digital)</text:p>
          </table:table-cell>
          <table:table-cell office:value-type="string" calcext:value-type="string">
            <text:p>gemessen (analog)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5" calcext:value-type="float">
            <text:p>735</text:p>
          </table:table-cell>
          <table:table-cell table:number-columns-repeated="2"/>
          <table:table-cell office:value-type="string" calcext:value-type="string">
            <text:p>Standardabweichung:</text:p>
          </table:table-cell>
          <table:table-cell/>
          <table:table-cell table:style-name="ce15" table:formula="of:=AVEDEV([.A2:.A468])" office:value-type="float" office:value="4.51950350544962" calcext:value-type="float">
            <text:p>4,52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5" calcext:value-type="float">
            <text:p>735</text:p>
          </table:table-cell>
          <table:table-cell table:number-columns-repeated="2"/>
          <table:table-cell office:value-type="string" calcext:value-type="string">
            <text:p>Bemerkung:</text:p>
          </table:table-cell>
          <table:table-cell office:value-type="string" calcext:value-type="string">
            <text:p>hohe Abweichung von gemessenen analogen Wert. Erste Messung mit „großem“ Abstand (nach Entleerung des Tanks)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 table:number-rows-repeated="104810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Tabelle1.F4:Tabelle1.F80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.00.0000</text:date>, <text:time style:data-style-name="N2" text:time-value="12:32:16.34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12:55:57.251000000</meta:creation-date>
    <dc:date>2020-08-16T12:44:53.743000000</dc:date>
    <meta:editing-duration>P1DT5H23M28S</meta:editing-duration>
    <meta:editing-cycles>13</meta:editing-cycles>
    <meta:generator>LibreOffice/6.0.6.2$Windows_X86_64 LibreOffice_project/0c292870b25a325b5ed35f6b45599d2ea4458e77</meta:generator>
    <meta:document-statistic meta:table-count="2" meta:cell-count="868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4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width="0.1cm" svg:stroke-color="#faa61a"/>
    </style:style>
    <style:style style:name="ch11" style:family="chart">
      <style:graphic-properties svg:stroke-width="0.1cm" svg:stroke-color="#faa61a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985cm" svg:height="9.009cm" xlink:href=".." xlink:type="simple" chart:class="chart:line" chart:style-name="ch1">
        <chart:legend chart:legend-position="end" svg:x="26.846cm" svg:y="3.698cm" style:legend-expansion="high" chart:style-name="ch2"/>
        <chart:plot-area chart:style-name="ch3" table:cell-range-address="Tabelle1.B2:Tabelle1.C802" chart:data-source-has-labels="row" svg:x="1.7cm" svg:y="0.18cm" svg:width="24.447cm" svg:height="7.678cm">
          <chartooo:coordinate-region svg:x="2.523cm" svg:y="0.299cm" svg:width="23.624cm" svg:height="6.537cm"/>
          <chart:axis chart:dimension="x" chart:name="primary-x" chart:style-name="ch4">
            <chart:title svg:x="13.347cm" svg:y="8.038cm" chart:style-name="ch5">
              <text:p>Sample</text:p>
            </chart:title>
          </chart:axis>
          <chart:axis chart:dimension="y" chart:name="primary-y" chart:style-name="ch6">
            <chart:title svg:x="0.451cm" svg:y="5.092cm" chart:style-name="ch7">
              <text:p>Distance (mm)</text:p>
            </chart:title>
            <chart:grid chart:style-name="ch8" chart:class="major"/>
          </chart:axis>
          <chart:series chart:style-name="ch9" chart:values-cell-range-address="Tabelle1.B3:Tabelle1.B802" chart:label-cell-address="Tabelle1.B2:Tabelle1.B2" chart:class="chart:line">
            <chart:mean-value chart:style-name="ch10"/>
            <chart:regression-curve chart:style-name="ch11"/>
            <chart:data-point chart:repeated="799"/>
          </chart:series>
          <chart:series chart:style-name="ch12" chart:values-cell-range-address="Tabelle1.C3:Tabelle1.C802" chart:label-cell-address="Tabelle1.C2:Tabelle1.C2" chart:class="chart:line">
            <chart:data-point chart:repeated="7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sung digital 05.08.20 (mm)</text:p>
                <draw:g>
                  <svg:desc>Tabelle1.B2:Tabelle1.B2</svg:desc>
                </draw:g>
              </table:table-cell>
              <table:table-cell office:value-type="string">
                <text:p>Messung analog 05.08.20 (mm)</text:p>
                <draw:g>
                  <svg:desc>Tabelle1.C2:Tabe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">
                <text:p>459</text:p>
                <draw:g>
                  <svg:desc>Tabelle1.B3:Tabelle1.B802</svg:desc>
                </draw:g>
              </table:table-cell>
              <table:table-cell office:value-type="float" office:value="455">
                <text:p>455</text:p>
                <draw:g>
                  <svg:desc>Tabelle1.C3:Tabelle1.C8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52">
                <text:p>45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66">
                <text:p>46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66">
                <text:p>46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66">
                <text:p>46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66">
                <text:p>46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48">
                <text:p>44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48">
                <text:p>44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52">
                <text:p>45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52">
                <text:p>45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51">
                <text:p>45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51">
                <text:p>45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52">
                <text:p>45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52">
                <text:p>45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width="0.1cm" svg:stroke-color="#faa61a"/>
    </style:style>
    <style:style style:name="ch10" style:family="chart">
      <style:graphic-properties svg:stroke-width="0.1cm" svg:stroke-color="#faa61a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001cm" svg:height="9.001cm" xlink:href=".." xlink:type="simple" chart:class="chart:line" chart:style-name="ch1">
        <chart:legend chart:legend-position="end" svg:x="27.815cm" svg:y="3.694cm" style:legend-expansion="high" chart:style-name="ch2"/>
        <chart:plot-area chart:style-name="ch3" table:cell-range-address="Tabelle1.E2:Tabelle1.F803" chart:data-source-has-labels="row" svg:x="1.701cm" svg:y="0.18cm" svg:width="25.414cm" svg:height="7.67cm">
          <chartooo:coordinate-region svg:x="2.524cm" svg:y="0.298cm" svg:width="24.591cm" svg:height="6.529cm"/>
          <chart:axis chart:dimension="x" chart:name="primary-x" chart:style-name="ch4">
            <chart:title svg:x="13.832cm" svg:y="8.03cm" chart:style-name="ch5">
              <text:p>Sample</text:p>
            </chart:title>
          </chart:axis>
          <chart:axis chart:dimension="y" chart:name="primary-y" chart:style-name="ch4">
            <chart:title svg:x="0.451cm" svg:y="5.141cm" chart:style-name="ch6">
              <text:p>Distance in mm</text:p>
            </chart:title>
            <chart:grid chart:style-name="ch7" chart:class="major"/>
          </chart:axis>
          <chart:series chart:style-name="ch8" chart:values-cell-range-address="Tabelle1.E3:Tabelle1.E803" chart:label-cell-address="Tabelle1.E2:Tabelle1.E2" chart:class="chart:line">
            <chart:mean-value chart:style-name="ch9"/>
            <chart:regression-curve chart:style-name="ch10"/>
            <chart:data-point chart:repeated="800"/>
          </chart:series>
          <chart:series chart:style-name="ch11" chart:values-cell-range-address="Tabelle1.F3:Tabelle1.F803" chart:label-cell-address="Tabelle1.F2:Tabelle1.F2" chart:class="chart:line">
            <chart:data-point chart:repeated="8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sung digital 06.08.20</text:p>
                <draw:g>
                  <svg:desc>Tabelle1.E2:Tabelle1.E2</svg:desc>
                </draw:g>
              </table:table-cell>
              <table:table-cell office:value-type="string">
                <text:p>Messung analog 06.08.20</text:p>
                <draw:g>
                  <svg:desc>Tabelle1.F2:Tabelle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4">
                <text:p>404</text:p>
                <draw:g>
                  <svg:desc>Tabelle1.E3:Tabelle1.E803</svg:desc>
                </draw:g>
              </table:table-cell>
              <table:table-cell office:value-type="float" office:value="413">
                <text:p>413</text:p>
                <draw:g>
                  <svg:desc>Tabelle1.F3:Tabelle1.F8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2">
                <text:p>40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2">
                <text:p>40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18">
                <text:p>41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18">
                <text:p>41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02">
                <text:p>40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02">
                <text:p>40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02">
                <text:p>40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width="0.1cm" svg:stroke-color="#faa61a"/>
    </style:style>
    <style:style style:name="ch10" style:family="chart">
      <style:graphic-properties svg:stroke-width="0.1cm" svg:stroke-color="#faa61a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001cm" svg:height="9.001cm" xlink:href=".." xlink:type="simple" chart:class="chart:line" chart:style-name="ch1">
        <chart:legend chart:legend-position="end" svg:x="27.815cm" svg:y="3.694cm" style:legend-expansion="high" chart:style-name="ch2"/>
        <chart:plot-area chart:style-name="ch3" table:cell-range-address="Tabelle1.H2:Tabelle1.I796" chart:data-source-has-labels="row" svg:x="1.701cm" svg:y="0.18cm" svg:width="25.414cm" svg:height="7.67cm">
          <chartooo:coordinate-region svg:x="2.524cm" svg:y="0.298cm" svg:width="24.591cm" svg:height="6.529cm"/>
          <chart:axis chart:dimension="x" chart:name="primary-x" chart:style-name="ch4">
            <chart:title svg:x="13.747cm" svg:y="8.03cm" chart:style-name="ch5">
              <text:p>Samples</text:p>
            </chart:title>
          </chart:axis>
          <chart:axis chart:dimension="y" chart:name="primary-y" chart:style-name="ch4">
            <chart:title svg:x="0.451cm" svg:y="5.141cm" chart:style-name="ch6">
              <text:p>Distance in mm</text:p>
            </chart:title>
            <chart:grid chart:style-name="ch7" chart:class="major"/>
          </chart:axis>
          <chart:series chart:style-name="ch8" chart:values-cell-range-address="Tabelle1.H3:Tabelle1.H796" chart:label-cell-address="Tabelle1.H2:Tabelle1.H2" chart:class="chart:line">
            <chart:mean-value chart:style-name="ch9"/>
            <chart:regression-curve chart:style-name="ch10"/>
            <chart:data-point chart:repeated="793"/>
          </chart:series>
          <chart:series chart:style-name="ch11" chart:values-cell-range-address="Tabelle1.I3:Tabelle1.I796" chart:label-cell-address="Tabelle1.I2:Tabelle1.I2" chart:class="chart:line">
            <chart:data-point chart:repeated="79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sung digital 07.08.20</text:p>
                <draw:g>
                  <svg:desc>Tabelle1.H2:Tabelle1.H2</svg:desc>
                </draw:g>
              </table:table-cell>
              <table:table-cell office:value-type="string">
                <text:p>Messung analog 07.08.20</text:p>
                <draw:g>
                  <svg:desc>Tabelle1.I2:Tabelle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7">
                <text:p>377</text:p>
                <draw:g>
                  <svg:desc>Tabelle1.H3:Tabelle1.H796</svg:desc>
                </draw:g>
              </table:table-cell>
              <table:table-cell office:value-type="float" office:value="370">
                <text:p>370</text:p>
                <draw:g>
                  <svg:desc>Tabelle1.I3:Tabelle1.I7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4">
                <text:p>38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4">
                <text:p>38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4">
                <text:p>38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84">
                <text:p>38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84">
                <text:p>38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width="0.1cm" svg:stroke-color="#faa61a"/>
    </style:style>
    <style:style style:name="ch11" style:family="chart">
      <style:graphic-properties svg:stroke-width="0.1cm" svg:stroke-color="#faa61a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609cm" svg:height="9cm" xlink:href=".." xlink:type="simple" chart:class="chart:line" chart:style-name="ch1">
        <chart:title svg:x="7.579cm" svg:y="0.316cm" chart:style-name="ch2">
          <text:p>Hohe Abweichung - Messung auf klarer Oberfläche (keine groben Verschmutzungen (Schaum)</text:p>
        </chart:title>
        <chart:legend chart:legend-position="end" svg:x="27.423cm" svg:y="3.694cm" style:legend-expansion="high" chart:style-name="ch3"/>
        <chart:plot-area chart:style-name="ch4" table:cell-range-address="Tabelle1.K2:Tabelle1.L639" chart:data-source-has-labels="row" svg:x="1.693cm" svg:y="1.301cm" svg:width="25.038cm" svg:height="6.548cm">
          <chartooo:coordinate-region svg:x="2.516cm" svg:y="1.42cm" svg:width="24.215cm" svg:height="5.408cm"/>
          <chart:axis chart:dimension="x" chart:name="primary-x" chart:style-name="ch5">
            <chart:title svg:x="13.551cm" svg:y="8.029cm" chart:style-name="ch6">
              <text:p>Samples</text:p>
            </chart:title>
          </chart:axis>
          <chart:axis chart:dimension="y" chart:name="primary-y" chart:style-name="ch5">
            <chart:title svg:x="0.451cm" svg:y="5.701cm" chart:style-name="ch7">
              <text:p>Distance in mm</text:p>
            </chart:title>
            <chart:grid chart:style-name="ch8" chart:class="major"/>
          </chart:axis>
          <chart:series chart:style-name="ch9" chart:values-cell-range-address="Tabelle1.K3:Tabelle1.K639" chart:label-cell-address="Tabelle1.K2:Tabelle1.K2" chart:class="chart:line">
            <chart:mean-value chart:style-name="ch10"/>
            <chart:regression-curve chart:style-name="ch11"/>
            <chart:data-point chart:repeated="636"/>
          </chart:series>
          <chart:series chart:style-name="ch12" chart:values-cell-range-address="Tabelle1.L3:Tabelle1.L639" chart:label-cell-address="Tabelle1.L2:Tabelle1.L2" chart:class="chart:line">
            <chart:data-point chart:repeated="63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sung digital 09.08.20</text:p>
                <draw:g>
                  <svg:desc>Tabelle1.K2:Tabelle1.K2</svg:desc>
                </draw:g>
              </table:table-cell>
              <table:table-cell office:value-type="string">
                <text:p>Messung analog 09.08.20</text:p>
                <draw:g>
                  <svg:desc>Tabelle1.L2:Tabelle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1">
                <text:p>271</text:p>
                <draw:g>
                  <svg:desc>Tabelle1.K3:Tabelle1.K639</svg:desc>
                </draw:g>
              </table:table-cell>
              <table:table-cell office:value-type="float" office:value="291">
                <text:p>291</text:p>
                <draw:g>
                  <svg:desc>Tabelle1.L3:Tabelle1.L6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8">
                <text:p>27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8">
                <text:p>27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8">
                <text:p>27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8">
                <text:p>27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8">
                <text:p>27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8">
                <text:p>27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8">
                <text:p>27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7">
                <text:p>26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6">
                <text:p>26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6">
                <text:p>26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6">
                <text:p>26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6">
                <text:p>26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8">
                <text:p>26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6">
                <text:p>28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9">
                <text:p>28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8">
                <text:p>28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4">
                <text:p>28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4">
                <text:p>28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7">
                <text:p>28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2">
                <text:p>28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">
                <text:p>28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3">
                <text:p>28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3">
                <text:p>29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7">
                <text:p>29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7">
                <text:p>29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7">
                <text:p>29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7">
                <text:p>29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6">
                <text:p>28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1">
                <text:p>29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1">
                <text:p>29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7">
                <text:p>28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1">
                <text:p>28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1">
                <text:p>28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1">
                <text:p>28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6">
                <text:p>26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6">
                <text:p>26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6">
                <text:p>26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8">
                <text:p>26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8">
                <text:p>27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8">
                <text:p>27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8">
                <text:p>27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8">
                <text:p>27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79">
                <text:p>2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81">
                <text:p>28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81">
                <text:p>28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81">
                <text:p>28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80">
                <text:p>28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80">
                <text:p>28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68">
                <text:p>26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68">
                <text:p>26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68">
                <text:p>26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8">
                <text:p>26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68">
                <text:p>26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68">
                <text:p>26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68">
                <text:p>26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88">
                <text:p>28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88">
                <text:p>28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91">
                <text:p>29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91">
                <text:p>29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2">
                <text:p>28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2">
                <text:p>28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2">
                <text:p>28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6">
                <text:p>28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8">
                <text:p>28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93">
                <text:p>29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93">
                <text:p>29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93">
                <text:p>29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94">
                <text:p>29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97">
                <text:p>29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97">
                <text:p>29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91">
                <text:p>29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3">
                <text:p>28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0">
                <text:p>28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68">
                <text:p>26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67">
                <text:p>26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67">
                <text:p>26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74">
                <text:p>27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75">
                <text:p>2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83">
                <text:p>28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85">
                <text:p>28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8">
                <text:p>28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88">
                <text:p>288</text:p>
              </table:table-cell>
              <table:table-cell office:value-type="float" office:value="291">
                <text:p>2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width="0.1cm" svg:stroke-color="#faa61a"/>
    </style:style>
    <style:style style:name="ch11" style:family="chart">
      <style:graphic-properties svg:stroke-width="0.1cm" svg:stroke-color="#faa61a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39cm" svg:height="9cm" xlink:href=".." xlink:type="simple" chart:class="chart:line" chart:style-name="ch1">
        <chart:title svg:x="12.074cm" svg:y="0.316cm" chart:style-name="ch2">
          <text:p>Erneute Messung mit Schaum auf der Oberfläche</text:p>
        </chart:title>
        <chart:legend chart:legend-position="end" svg:x="27.204cm" svg:y="3.694cm" style:legend-expansion="high" chart:style-name="ch3"/>
        <chart:plot-area chart:style-name="ch4" table:cell-range-address="Tabelle1.N2:Tabelle1.O420" chart:data-source-has-labels="row" svg:x="1.688cm" svg:y="1.301cm" svg:width="24.829cm" svg:height="6.548cm">
          <chartooo:coordinate-region svg:x="2.511cm" svg:y="1.419cm" svg:width="24.006cm" svg:height="5.407cm"/>
          <chart:axis chart:dimension="x" chart:name="primary-x" chart:style-name="ch5">
            <chart:title svg:x="13.441cm" svg:y="8.029cm" chart:style-name="ch6">
              <text:p>Samples</text:p>
            </chart:title>
          </chart:axis>
          <chart:axis chart:dimension="y" chart:name="primary-y" chart:style-name="ch5">
            <chart:title svg:x="0.451cm" svg:y="5.701cm" chart:style-name="ch7">
              <text:p>Distance in mm</text:p>
            </chart:title>
            <chart:grid chart:style-name="ch8" chart:class="major"/>
          </chart:axis>
          <chart:series chart:style-name="ch9" chart:values-cell-range-address="Tabelle1.N3:Tabelle1.N420" chart:label-cell-address="Tabelle1.N2:Tabelle1.N2" chart:class="chart:line">
            <chart:mean-value chart:style-name="ch10"/>
            <chart:regression-curve chart:style-name="ch11"/>
            <chart:data-point chart:repeated="417"/>
          </chart:series>
          <chart:series chart:style-name="ch12" chart:values-cell-range-address="Tabelle1.O3:Tabelle1.O420" chart:label-cell-address="Tabelle1.O2:Tabelle1.O2" chart:class="chart:line">
            <chart:data-point chart:repeated="4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sung digital 09.08.20</text:p>
                <draw:g>
                  <svg:desc>Tabelle1.N2:Tabelle1.N2</svg:desc>
                </draw:g>
              </table:table-cell>
              <table:table-cell office:value-type="string">
                <text:p>Messung analog 09.08.20</text:p>
                <draw:g>
                  <svg:desc>Tabelle1.O2:Tabelle1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3">
                <text:p>303</text:p>
                <draw:g>
                  <svg:desc>Tabelle1.N3:Tabelle1.N420</svg:desc>
                </draw:g>
              </table:table-cell>
              <table:table-cell office:value-type="float" office:value="298">
                <text:p>298</text:p>
                <draw:g>
                  <svg:desc>Tabelle1.O3:Tabelle1.O4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7">
                <text:p>30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7">
                <text:p>30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6">
                <text:p>30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6">
                <text:p>30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6">
                <text:p>30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6">
                <text:p>30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6">
                <text:p>30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6">
                <text:p>30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6">
                <text:p>30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6">
                <text:p>30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6">
                <text:p>30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7">
                <text:p>30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7">
                <text:p>30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7">
                <text:p>30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03">
                <text:p>3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250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952cm" svg:height="17.588cm" xlink:href=".." xlink:type="simple" chart:class="chart:line" chart:style-name="ch1">
        <chart:title svg:x="9.554cm" svg:y="0.487cm" chart:style-name="ch2">
          <text:p>Unterschied digitale und analoge Messung</text:p>
        </chart:title>
        <chart:legend chart:legend-position="end" svg:x="23.094cm" svg:y="8.24cm" style:legend-expansion="high" chart:style-name="ch3"/>
        <chart:plot-area chart:style-name="ch4" table:cell-range-address="Tabelle1.R125:Tabelle1.T129" chart:data-source-has-labels="both" svg:x="1.56cm" svg:y="1.643cm" svg:width="20.975cm" svg:height="14.623cm">
          <chartooo:coordinate-region svg:x="2.869cm" svg:y="1.845cm" svg:width="19.326cm" svg:height="13.768cm"/>
          <chart:axis chart:dimension="x" chart:name="primary-x" chart:style-name="ch5" chartooo:axis-type="auto">
            <chartooo:date-scale/>
            <chart:title svg:x="11.45cm" svg:y="16.617cm" chart:style-name="ch6">
              <text:p>Dataset</text:p>
            </chart:title>
            <chart:categories table:cell-range-address="Tabelle1.R126:Tabelle1.R129"/>
            <chart:grid chart:style-name="ch7" chart:class="major"/>
          </chart:axis>
          <chart:axis chart:dimension="y" chart:name="primary-y" chart:style-name="ch8">
            <chart:title svg:x="0.451cm" svg:y="10.218cm" chart:style-name="ch9">
              <text:p>Entfernung in mm</text:p>
            </chart:title>
            <chart:grid chart:style-name="ch7" chart:class="major"/>
          </chart:axis>
          <chart:series chart:style-name="ch10" chart:values-cell-range-address="Tabelle1.S126:Tabelle1.S129" chart:label-cell-address="Tabelle1.S125:Tabelle1.S125" chart:class="chart:line">
            <chart:data-point chart:repeated="4"/>
          </chart:series>
          <chart:series chart:style-name="ch11" chart:values-cell-range-address="Tabelle1.T126:Tabelle1.T129" chart:label-cell-address="Tabelle1.T125:Tabelle1.T12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(Mittelwert)</text:p>
                <draw:g>
                  <svg:desc>Tabelle1.S125:Tabelle1.S125</svg:desc>
                </draw:g>
              </table:table-cell>
              <table:table-cell office:value-type="string">
                <text:p>Distance (Analogwert)</text:p>
                <draw:g>
                  <svg:desc>Tabelle1.T125:Tabelle1.T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t1</text:p>
                <draw:g>
                  <svg:desc>Tabelle1.R126:Tabelle1.R129</svg:desc>
                </draw:g>
              </table:table-cell>
              <table:table-cell office:value-type="float" office:value="458.01">
                <text:p>458.01</text:p>
                <draw:g>
                  <svg:desc>Tabelle1.S126:Tabelle1.S129</svg:desc>
                </draw:g>
              </table:table-cell>
              <table:table-cell office:value-type="float" office:value="455">
                <text:p>455</text:p>
                <draw:g>
                  <svg:desc>Tabelle1.T126:Tabelle1.T129</svg:desc>
                </draw:g>
              </table:table-cell>
            </table:table-row>
            <table:table-row>
              <table:table-cell office:value-type="string">
                <text:p>set2</text:p>
              </table:table-cell>
              <table:table-cell office:value-type="float" office:value="409.89138576779">
                <text:p>409.8913857677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set3</text:p>
              </table:table-cell>
              <table:table-cell office:value-type="float" office:value="377.243073047859">
                <text:p>377.24307304785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set4</text:p>
              </table:table-cell>
              <table:table-cell office:value-type="float" office:value="274.806907378336">
                <text:p>274.806907378336</text:p>
              </table:table-cell>
              <table:table-cell office:value-type="float" office:value="291">
                <text:p>29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width="0.1cm" svg:stroke-color="#f58220"/>
    </style:style>
    <style:style style:name="ch10" style:family="chart">
      <style:graphic-properties svg:stroke-width="0.1cm" svg:stroke-color="#f58220"/>
    </style:style>
    <style:style style:name="ch11" style:family="chart">
      <style:chart-properties loext:regression-name="" loext:regression-max-degree="2" loext:regression-period="10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72bf44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629cm" svg:height="9.007cm" xlink:href=".." xlink:type="simple" chart:class="chart:line" chart:style-name="ch1">
        <chart:legend chart:legend-position="end" svg:x="25.723cm" svg:y="3.445cm" style:legend-expansion="high" chart:style-name="ch2"/>
        <chart:plot-area chart:style-name="ch3" table:cell-range-address="'data set 6'.A1:'data set 6'.B468" chart:data-source-has-labels="row" svg:x="1.673cm" svg:y="0.18cm" svg:width="23.378cm" svg:height="7.676cm">
          <chartooo:coordinate-region svg:x="2.496cm" svg:y="0.298cm" svg:width="22.555cm" svg:height="6.535cm"/>
          <chart:axis chart:dimension="x" chart:name="primary-x" chart:style-name="ch4">
            <chart:title svg:x="12.701cm" svg:y="8.036cm" chart:style-name="ch5">
              <text:p>Samples</text:p>
            </chart:title>
          </chart:axis>
          <chart:axis chart:dimension="y" chart:name="primary-y" chart:style-name="ch4">
            <chart:title svg:x="0.451cm" svg:y="5.144cm" chart:style-name="ch6">
              <text:p>Distance in mm</text:p>
            </chart:title>
            <chart:grid chart:style-name="ch7" chart:class="major"/>
          </chart:axis>
          <chart:series chart:style-name="ch8" chart:values-cell-range-address="'data set 6'.A2:'data set 6'.A468" chart:label-cell-address="'data set 6'.A1:'data set 6'.A1" chart:class="chart:line">
            <chart:mean-value chart:style-name="ch9"/>
            <chart:regression-curve chart:style-name="ch10"/>
            <chart:regression-curve chart:style-name="ch11"/>
            <chart:data-point chart:repeated="467"/>
          </chart:series>
          <chart:series chart:style-name="ch12" chart:values-cell-range-address="'data set 6'.B2:'data set 6'.B468" chart:label-cell-address="'data set 6'.B1:'data set 6'.B1" chart:class="chart:line">
            <chart:data-point chart:repeated="46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messen (digital)</text:p>
                <draw:g>
                  <svg:desc>'data set 6'.A1:'data set 6'.A1</svg:desc>
                </draw:g>
              </table:table-cell>
              <table:table-cell office:value-type="string">
                <text:p>gemessen (analog)</text:p>
                <draw:g>
                  <svg:desc>'data set 6'.B1:'data set 6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5">
                <text:p>705</text:p>
                <draw:g>
                  <svg:desc>'data set 6'.A2:'data set 6'.A468</svg:desc>
                </draw:g>
              </table:table-cell>
              <table:table-cell office:value-type="float" office:value="735">
                <text:p>735</text:p>
                <draw:g>
                  <svg:desc>'data set 6'.B2:'data set 6'.B4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4">
                <text:p>71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0">
                <text:p>71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4">
                <text:p>71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1">
                <text:p>72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4">
                <text:p>72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8">
                <text:p>72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5">
                <text:p>72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5">
                <text:p>72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5">
                <text:p>72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5">
                <text:p>72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5">
                <text:p>70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5">
                <text:p>70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7">
                <text:p>70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7">
                <text:p>70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7">
                <text:p>70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9">
                <text:p>70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5">
                <text:p>72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5">
                <text:p>72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5">
                <text:p>72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6">
                <text:p>72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5">
                <text:p>72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4">
                <text:p>71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4">
                <text:p>71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1">
                <text:p>72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21">
                <text:p>72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1">
                <text:p>72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4">
                <text:p>71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4">
                <text:p>71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4">
                <text:p>71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2">
                <text:p>72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4">
                <text:p>72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4">
                <text:p>72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4">
                <text:p>72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5">
                <text:p>72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4">
                <text:p>72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0">
                <text:p>71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0">
                <text:p>71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8">
                <text:p>70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7">
                <text:p>70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6">
                <text:p>70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6">
                <text:p>70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6">
                <text:p>70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11">
                <text:p>71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11">
                <text:p>71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1">
                <text:p>71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1">
                <text:p>71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07">
                <text:p>70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4">
                <text:p>70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4">
                <text:p>70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8">
                <text:p>70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8">
                <text:p>70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5">
                <text:p>70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11">
                <text:p>71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5">
                <text:p>70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1">
                <text:p>71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22">
                <text:p>72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22">
                <text:p>72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22">
                <text:p>72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14">
                <text:p>71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0">
                <text:p>70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12">
                <text:p>71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11">
                <text:p>71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11">
                <text:p>71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10">
                <text:p>71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11">
                <text:p>71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11">
                <text:p>71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10">
                <text:p>71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8">
                <text:p>70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24">
                <text:p>72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21">
                <text:p>72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1">
                <text:p>72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1">
                <text:p>72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4">
                <text:p>72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4">
                <text:p>72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21">
                <text:p>72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24">
                <text:p>72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0">
                <text:p>70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3">
                <text:p>70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03">
                <text:p>70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6">
                <text:p>70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06">
                <text:p>70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09">
                <text:p>70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5">
                <text:p>72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25">
                <text:p>72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26">
                <text:p>72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27">
                <text:p>72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6">
                <text:p>72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26">
                <text:p>72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27">
                <text:p>72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22">
                <text:p>72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08">
                <text:p>70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08">
                <text:p>70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08">
                <text:p>70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08">
                <text:p>70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8">
                <text:p>70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7">
                <text:p>70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5">
                <text:p>70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7">
                <text:p>70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7">
                <text:p>70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10">
                <text:p>71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12">
                <text:p>71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6">
                <text:p>72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12">
                <text:p>71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22">
                <text:p>72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22">
                <text:p>72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12">
                <text:p>71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10">
                <text:p>71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12">
                <text:p>71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12">
                <text:p>71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09">
                <text:p>70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12">
                <text:p>71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8">
                <text:p>70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7">
                <text:p>70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0">
                <text:p>70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0">
                <text:p>70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00">
                <text:p>70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00">
                <text:p>70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08">
                <text:p>70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14">
                <text:p>71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11">
                <text:p>71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11">
                <text:p>71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14">
                <text:p>71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25">
                <text:p>72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25">
                <text:p>72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25">
                <text:p>72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23">
                <text:p>72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11">
                <text:p>71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10">
                <text:p>71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08">
                <text:p>70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08">
                <text:p>70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10">
                <text:p>71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27">
                <text:p>72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21">
                <text:p>72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21">
                <text:p>72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21">
                <text:p>72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11">
                <text:p>71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11">
                <text:p>71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11">
                <text:p>71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10">
                <text:p>71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10">
                <text:p>71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10">
                <text:p>71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23">
                <text:p>72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21">
                <text:p>72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21">
                <text:p>72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1">
                <text:p>72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21">
                <text:p>72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24">
                <text:p>72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21">
                <text:p>72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09">
                <text:p>70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9">
                <text:p>70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24">
                <text:p>72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08">
                <text:p>70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03">
                <text:p>70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03">
                <text:p>70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3">
                <text:p>70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24">
                <text:p>72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24">
                <text:p>72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22">
                <text:p>72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22">
                <text:p>72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11">
                <text:p>71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11">
                <text:p>71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11">
                <text:p>71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11">
                <text:p>71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12">
                <text:p>71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12">
                <text:p>71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12">
                <text:p>71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6">
                <text:p>70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06">
                <text:p>70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06">
                <text:p>70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22">
                <text:p>72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08">
                <text:p>70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08">
                <text:p>70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08">
                <text:p>70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08">
                <text:p>70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20">
                <text:p>7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14">
                <text:p>71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14">
                <text:p>71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21">
                <text:p>72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21">
                <text:p>72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21">
                <text:p>72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21">
                <text:p>72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27">
                <text:p>72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29">
                <text:p>72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29">
                <text:p>72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21">
                <text:p>72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21">
                <text:p>72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18">
                <text:p>7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27">
                <text:p>72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27">
                <text:p>72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27">
                <text:p>72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12">
                <text:p>71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12">
                <text:p>71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12">
                <text:p>71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17">
                <text:p>7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12">
                <text:p>71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09">
                <text:p>70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09">
                <text:p>70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12">
                <text:p>71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25">
                <text:p>72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25">
                <text:p>72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28">
                <text:p>72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25">
                <text:p>72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10">
                <text:p>71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10">
                <text:p>71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19">
                <text:p>7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33">
                <text:p>73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14">
                <text:p>71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14">
                <text:p>71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21">
                <text:p>72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22">
                <text:p>72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21">
                <text:p>72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21">
                <text:p>72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07">
                <text:p>70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00">
                <text:p>70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00">
                <text:p>70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07">
                <text:p>70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9">
                <text:p>70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11">
                <text:p>71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11">
                <text:p>71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11">
                <text:p>71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11">
                <text:p>71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11">
                <text:p>71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12">
                <text:p>71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12">
                <text:p>71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12">
                <text:p>71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12">
                <text:p>71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